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09b" officeooo:paragraph-rsid="001e609b"/>
    </style:style>
    <style:style style:name="P2" style:family="paragraph" style:parent-style-name="Standard">
      <style:text-properties officeooo:rsid="001e609b" officeooo:paragraph-rsid="001fd0a4"/>
    </style:style>
    <style:style style:name="P3" style:family="paragraph" style:parent-style-name="Standard">
      <style:text-properties officeooo:rsid="001e609b" officeooo:paragraph-rsid="00262c97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.8752in" style:auto-text-indent="false" style:page-number="auto" fo:background-color="transparent"/>
      <style:text-properties officeooo:rsid="001e609b" officeooo:paragraph-rsid="001e609b"/>
    </style:style>
    <style:style style:name="P5" style:family="paragraph" style:parent-style-name="Standard">
      <style:text-properties officeooo:rsid="001fd0a4" officeooo:paragraph-rsid="001fd0a4"/>
    </style:style>
    <style:style style:name="P6" style:family="paragraph" style:parent-style-name="Standard">
      <style:text-properties fo:font-size="10pt" officeooo:rsid="001e609b" officeooo:paragraph-rsid="001e609b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fo:font-size="10pt" officeooo:rsid="001e609b" officeooo:paragraph-rsid="001e609b" style:font-size-asian="10pt" style:font-size-complex="10pt"/>
    </style:style>
    <style:style style:name="P8" style:family="paragraph" style:parent-style-name="Standard">
      <loext:graphic-properties draw:fill="none"/>
      <style:paragraph-properties fo:margin-left="0in" fo:margin-right="0in" fo:text-align="end" style:justify-single-word="false" fo:text-indent="0.8752in" style:auto-text-indent="false" fo:background-color="transparent"/>
      <style:text-properties fo:font-size="10pt" officeooo:rsid="001e609b" officeooo:paragraph-rsid="001e609b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fo:font-size="10pt" officeooo:rsid="001e609b" officeooo:paragraph-rsid="001fd0a4" style:font-size-asian="10pt" style:font-size-complex="10pt"/>
    </style:style>
    <style:style style:name="P10" style:family="paragraph" style:parent-style-name="Standard">
      <style:paragraph-properties fo:text-align="end" style:justify-single-word="false"/>
      <style:text-properties fo:font-size="10pt" officeooo:rsid="001fd0a4" officeooo:paragraph-rsid="001fd0a4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1.25in" style:auto-text-indent="false" style:page-number="auto" fo:background-color="transparent"/>
      <style:text-properties fo:font-size="10pt" officeooo:rsid="001fd0a4" officeooo:paragraph-rsid="001fd0a4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e60e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fd0a4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17801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520f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284e2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7a8f4" style:font-style-asian="italic" style:font-weight-asian="bold" style:font-style-complex="italic" style:font-weight-complex="bold"/>
    </style:style>
    <style:style style:name="T9" style:family="text">
      <style:text-properties officeooo:rsid="001e60e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fd0a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17801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284e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62c97" style:font-style-asian="normal" style:font-weight-asian="normal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284e2" style:font-weight-asian="bold" style:font-weight-complex="bold"/>
    </style:style>
    <style:style style:name="T17" style:family="text">
      <style:text-properties officeooo:rsid="002178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itional Notes on <text:span text:style-name="T1">Chrysothamnus, Ericameria</text:span>, and <text:span text:style-name="T1">Gutierrezia</text:span></text:p>
      <text:p text:style-name="P1"/>
      <text:p text:style-name="P1"><text:span text:style-name="T15">1a.</text:span> Head radiate, with petal-like flowers at edges of capitula (sun flower heads) <text:span text:style-name="T9">these conspicuous </text:span>when in flower, <text:span text:style-name="T9">sometimes drying and persisting on phyllaries; </text:span><text:span text:style-name="T17">achenes of, often deciduous, scales. </text:span></text:p>
      <text:p text:style-name="P1"><text:tab/></text:p>
      <text:p text:style-name="P9"><text:tab/><text:span text:style-name="T2">Guiterrezia sarothra</text:span><text:span text:style-name="T4">e. </text:span><text:span text:style-name="T11">Plants seldom more than a half meter tall. </text:span><text:span text:style-name="T13">Woody only at base. </text:span><text:span text:style-name="T11"><text:s/>Involucre </text:span><text:span text:style-name="T12">3-5 (6) </text:span><text:span text:style-name="T11">mm tall, <text:tab/>disk flowers </text:span><text:span text:style-name="T12">3-6</text:span><text:span text:style-name="T11">, </text:span><text:span text:style-name="T12">the 8-14 </text:span><text:span text:style-name="T11">bracts</text:span><text:span text:style-name="T12"> not all aligned. A</text:span><text:span text:style-name="T13">chene body 0.8–0.2 mm long. </text:span></text:p>
      <text:p text:style-name="P1"/>
      <text:p text:style-name="P3"><text:span text:style-name="T15">1b. </text:span>Heads discoid, with only narrow long tubular symmetrical flowers, no petal-like flowers at the edges of capitula (sun flower heads) when in flower; <text:span text:style-name="T17">achenes of narrow bristles. </text:span></text:p>
      <text:p text:style-name="P3"/>
      <text:p text:style-name="P2"><text:tab/><text:span text:style-name="T15">2a.</text:span> <text:span text:style-name="T9">Twigs covered with densely matted soft hairs, these oftentimes so thick they escape <text:tab/>observation. </text:span></text:p>
      <text:p text:style-name="P4"/>
      <text:p text:style-name="P8"><text:tab/><text:span text:style-name="T7">Ericameria</text:span><text:span text:style-name="T3"> nauseos</text:span><text:span text:style-name="T6">a</text:span><text:span text:style-name="T3">. </text:span><text:span text:style-name="T11">Plants generally to 1.5 meters. <text:s/>Involucre </text:span><text:span text:style-name="T12">7-14</text:span><text:span text:style-name="T11"> mm tall, disk flowers 4-</text:span><text:span text:style-name="T12">6</text:span><text:span text:style-name="T11">, corolla <text:tab/><text:tab/><text:tab/></text:span><text:span text:style-name="T12">6.5-11</text:span><text:span text:style-name="T11"> mm long, </text:span><text:span text:style-name="T12">the 20-25 </text:span><text:span text:style-name="T11">bracts</text:span><text:span text:style-name="T12"> aligned</text:span><text:span text:style-name="T11"> in vertical ranks. A</text:span><text:span text:style-name="T13">chene body 3-8 mm long, pappi 3-13 mm. </text:span></text:p>
      <text:p text:style-name="P1"/>
      <text:p text:style-name="P1"><text:tab/><text:span text:style-name="T15">2b.</text:span> <text:span text:style-name="T9">Twigs hairless to variously hairy, but never densely matted. </text:span></text:p>
      <text:p text:style-name="P1"/>
      <text:p text:style-name="P5"><text:tab/><text:tab/><text:span text:style-name="T15">3a.</text:span> Phyllaries, the sterile bracts surrounding the sun flower head, with long narrow <text:tab/><text:tab/><text:tab/>occasionally recurved section at their ends; leaves flat</text:p>
      <text:p text:style-name="P10"/>
      <text:p text:style-name="P11"><text:span text:style-name="T8">Chrysothamnus</text:span><text:span text:style-name="T2"> </text:span><text:span text:style-name="T5">greenei</text:span><text:span text:style-name="T2">. </text:span><text:span text:style-name="T10">Plants generally &lt; than </text:span><text:span text:style-name="T14">0.5m</text:span><text:span text:style-name="T10">. Involucre </text:span><text:span text:style-name="T12">4</text:span><text:span text:style-name="T10">-8 mm tall, disk flowers 4-</text:span><text:span text:style-name="T12">5</text:span><text:span text:style-name="T10">, <text:tab/><text:tab/><text:tab/> <text:s text:c="7"/>corolla 4-6 mm long, bracts </text:span><text:span text:style-name="T12">loosely aligned</text:span><text:span text:style-name="T10"> in vertical ranks. A</text:span><text:span text:style-name="T13">chene body 5-7 mm, pappi 7-9 mm. </text:span></text:p>
      <text:p text:style-name="P5"/>
      <text:p text:style-name="P5"><text:tab/><text:tab/><text:span text:style-name="T15">3b.</text:span> Phyllaries with blunt tips or often coming to a point <text:s/>at their ends, not with a <text:tab/><text:tab/><text:tab/><text:tab/>prolonged linear portion; at least some leaves twisted to turned, the leaves not laying <text:tab/><text:tab/><text:tab/>nearly entirely within a single geometric plane.</text:p>
      <text:p text:style-name="P6"/>
      <text:p text:style-name="P7"><text:tab/><text:tab/> <text:s text:c="5"/><text:span text:style-name="T7">Chrysothamnus</text:span><text:span text:style-name="T4"> viscidiflorus. </text:span><text:span text:style-name="T11">Plants generally less than half a meter. Involucre </text:span><text:span text:style-name="T12">4</text:span><text:span text:style-name="T11">-8 mm tall, disk <text:tab/><text:tab/><text:tab/> <text:s text:c="4"/>flowers 4-</text:span><text:span text:style-name="T12">8</text:span><text:span text:style-name="T11">, corolla 4.</text:span><text:span text:style-name="T12">5</text:span><text:span text:style-name="T11">-6.</text:span><text:span text:style-name="T12">5</text:span><text:span text:style-name="T11"> mm long, bracts </text:span><text:span text:style-name="T12">well aligned</text:span><text:span text:style-name="T11"> in vertical ranks. A</text:span><text:span text:style-name="T13">chene body 2.5-4.2 mm <text:tab/><text:tab/><text:tab/> <text:s text:c="4"/>long, pappi 3.5-6 mm lon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2:36:54.970878874</meta:creation-date>
    <dc:date>2023-09-11T13:38:01.963154953</dc:date>
    <meta:editing-duration>PT9M3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281" meta:character-count="1842" meta:non-whitespace-character-count="1504"/>
  </office:meta>
</office:document-meta>
</file>